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49d76" officeooo:paragraph-rsid="00849d76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49d7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5b60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officeooo:rsid="0030f4a0" officeooo:paragraph-rsid="0030f4a0"/>
    </style:style>
    <style:style style:name="P12" style:family="paragraph" style:parent-style-name="Standard">
      <style:paragraph-properties fo:line-height="100%"/>
      <style:text-properties fo:font-size="10pt" officeooo:rsid="00849d76" officeooo:paragraph-rsid="0071d1b0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49d76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fo:font-style="italic" officeooo:rsid="0025fac5" style:font-style-asian="italic" style:font-style-complex="italic"/>
    </style:style>
    <style:style style:name="T7" style:family="text">
      <style:text-properties fo:font-style="italic" officeooo:rsid="0086cbba" style:font-style-asian="italic" style:font-style-complex="italic"/>
    </style:style>
    <style:style style:name="T8" style:family="text">
      <style:text-properties officeooo:rsid="0086cb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11"><text:span text:style-name="T2">Ex1_</text:span><text:span text:style-name="T4">3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5">Challenge</text:span> </text:p>
          </table:table-cell>
          <table:table-cell table:style-name="Table1.B2" office:value-type="string">
            <text:p text:style-name="P2">Manually Install Python-Nmap</text:p>
          </table:table-cell>
        </table:table-row>
        <table:table-row table:style-name="Table1.1">
          <table:table-cell table:style-name="Table1.A3" office:value-type="string">
            <text:p text:style-name="P9">Prereqs</text:p>
          </table:table-cell>
          <table:table-cell table:style-name="Table1.B4" office:value-type="string">
            <text:p text:style-name="P12">python-nmap-0.6.1.tar.gz</text:p>
          </table:table-cell>
        </table:table-row>
        <table:table-row table:style-name="Table1.1">
          <table:table-cell table:style-name="Table1.A3" office:value-type="string">
            <text:p text:style-name="P9">Narrative</text:p>
          </table:table-cell>
          <table:table-cell table:style-name="Table1.B4" office:value-type="string">
            <text:p text:style-name="P2">Manually install (using setup.py) the python-namp package using the tarball provided in the class repository.</text:p>
          </table:table-cell>
        </table:table-row>
        <table:table-row table:style-name="Table1.1">
          <table:table-cell table:style-name="Table1.A1" office:value-type="string">
            <text:p text:style-name="P8">Instructions</text:p>
          </table:table-cell>
          <table:table-cell table:style-name="Table1.B5" office:value-type="string">
            <text:p text:style-name="P4">Uncompress, untar, <text:span text:style-name="T8">and install</text:span> the python-nmap file from the class repository.</text:p>
            <text:p text:style-name="P5"/>
            <text:p text:style-name="P5"><text:s text:c="5"/>tar xvzf python-nmap-0.6.1.tar.gz</text:p>
            <text:p text:style-name="P5"/>
            <text:p text:style-name="P13"><text:s text:c="5"/>python setup.py --help <text:s text:c="2"/># view the options</text:p>
            <text:p text:style-name="P14"><text:s text:c="5"/>python setup.py install <text:s text:c="2"/># install in the system Python area <text:s/>(root)</text:p>
            <text:p text:style-name="P5"><text:span text:style-name="T6"><text:s text:c="5"/>python setup.py install -- user <text:s text:c="2"/># <text:s/>install to user’s package area <text:s text:c="3"/></text:span><text:span text:style-name="T7">(Please use this option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0</meta:editing-cycles>
    <meta:creation-date>2016-06-29T12:46:00</meta:creation-date>
    <dc:date>2016-09-15T17:35:58.706810912</dc:date>
    <meta:editing-duration>PT12H7M7S</meta:editing-duration>
    <meta:generator>LibreOffice/5.1.5.2$Linux_X86_64 LibreOffice_project/10$Build-2</meta:generator>
    <meta:document-statistic meta:table-count="1" meta:image-count="0" meta:object-count="0" meta:page-count="1" meta:paragraph-count="14" meta:word-count="76" meta:character-count="567" meta:non-whitespace-character-count="474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